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2.261cm"/>
    </style:style>
    <style:style style:name="ro1" style:family="table-row">
      <style:table-row-properties style:row-height="1.016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54" table:default-cell-style-name="ce3"/>
        <table:table-column table:style-name="co4" table:number-columns-repeated="16127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2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; 4</text:p>
          </table:table-cell>
          <table:table-cell table:number-columns-repeated="25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; 7</text:p>
          </table:table-cell>
          <table:table-cell table:number-columns-repeated="25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5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5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; 14</text:p>
          </table:table-cell>
          <table:table-cell table:number-columns-repeated="25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5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5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1; 13</text:p>
          </table:table-cell>
          <table:table-cell table:number-columns-repeated="25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54"/>
        </table:table-row>
        <table:table-row table:style-name="ro3" table:number-rows-repeated="1048559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р.</number:text>
    </number:number-style>
    <number:number-style style:name="N130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р.</number:text>
    </number:number-style>
    <number:number-style style:name="N132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2" style:volatile="true">
      <number:text loext:blank-width-char="-"> </number:text>
      <number:fill-character> </number:fill-character>
      <number:text loext:blank-width-char="-4">- 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dc:description/>
    <meta:initial-creator>kp</meta:initial-creator>
    <meta:creation-date>2022-12-16T22:30:05</meta:creation-date>
    <dc:creator>Элеонора Табакова</dc:creator>
    <dc:date>2023-01-14T12:28:38</dc:date>
    <meta:editing-cycles>1</meta:editing-cycles>
    <meta:editing-duration>PT1M</meta:editing-duration>
    <meta:document-statistic meta:table-count="1" meta:cell-count="48" meta:object-count="0"/>
    <meta:generator>LibreOffice/25.2.7.2$MacOSX_AARCH64 LibreOffice_project/5cbfd1ab6520636bb5f7b99185aa69bd7456825d</meta:generator>
  </office:meta>
</office:document-meta>
</file>